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in, 0in, 0in, 0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fo:clip="rect(0in, 0in, 0in, 0in)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Arial" style:font-family-generic="swiss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 style:parent-style-name="Graphics">
      <style:graphic-properties draw:fill="none" fo:clip="rect(0in, 0in, 0in, 0in)" draw:stroke="none"/>
    </style:style>
    <style:style style:family="paragraph" style:name="a3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Arial" style:font-family-generic="swiss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Arial" style:font-family-generic="swiss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Arial" style:font-family-generic="swiss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Arial" style:font-family-generic="swiss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57" draw:master-page-name="Master1-Layout2-obj-Título-y-objetos" presentation:presentation-page-layout-name="Master1-PPL2" draw:id="Slide-257">
        <draw:g draw:name="2 Grupo" draw:id="id63">
          <svg:title/>
          <svg:desc/>
          <draw:custom-shape svg:x="4.84201in" svg:y="0.77257in" svg:width="3.47396in" svg:height="5.11979in" draw:id="id71" draw:style-name="a389" draw:name="24 Rectángulo redondeado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72" draw:style-name="a396" draw:name="28 CuadroTexto" svg:x="5.04399in" svg:y="1.38124in" svg:width="3.07001in" svg:height="1.58828in">
            <draw:text-box>
              <text:p text:style-name="a391" text:class-names="" text:cond-style-name=""><text:span text:style-name="a390" text:class-names="">Este carnet es personal e intransferible. Único documento valido que demuestra ser empleado de SYSTEM INTEGRAL GROUP SAS – SIG SAS.</text:span></text:p>
              <text:p text:style-name="a393" text:class-names="" text:cond-style-name=""><text:span text:style-name="a392" text:class-names=""/></text:p>
              <text:p text:style-name="a395" text:class-names="" text:cond-style-name=""><text:span text:style-name="a394" text:class-names="">En caso de emergencia comunicarse con (091) 2745749 en Bogotá.</text:span></text:p>
            </draw:text-box>
            <svg:title/>
            <svg:desc/>
          </draw:frame>
          <draw:frame draw:id="id73" draw:style-name="a401" draw:name="29 CuadroTexto" svg:x="5.51438in" svg:y="5.25014in" svg:width="2.12923in" svg:height="0.49413in">
            <draw:text-box>
              <text:p text:style-name="a398" text:class-names="" text:cond-style-name=""><text:span text:style-name="a397" text:class-names="">GHR-FO-02<text:s text:c="1"/></text:span></text:p>
              <text:p text:style-name="a400" text:class-names="" text:cond-style-name=""><text:span text:style-name="a399" text:class-names="">Versión <text:s text:c="1"/>3, Fecha 29-04-2014 <text:s text:c="1"/></text:span></text:p>
            </draw:text-box>
            <svg:title/>
            <svg:desc/>
          </draw:frame>
        </draw:g>
        <draw:g draw:name="1 Grupo" draw:id="id64">
          <svg:title/>
          <svg:desc/>
          <draw:g draw:name="22 Grupo" draw:id="id65">
            <svg:title/>
            <svg:desc/>
            <draw:custom-shape svg:x="0.86632in" svg:y="0.75694in" svg:width="3.47222in" svg:height="5.11979in" draw:id="id67" draw:style-name="a361" draw:name="14 Rectángulo redondeado">
              <svg:title/>
              <svg:desc/>
              <text:p text:style-name="a360" text:class-names="" text:cond-style-name=""><text:span text:style-name="a359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1.91667in" svg:y="1.00521in" svg:width="1.29167in" svg:height="1.48611in" draw:id="id68" draw:style-name="a364" draw:name="15 Rectángulo">
              <svg:title/>
              <svg:desc/>
              <text:p text:style-name="a363" text:class-names="" text:cond-style-name=""><text:span text:style-name="a362" text:class-names="">FOT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69" draw:style-name="a365" draw:name="16 Imagen" svg:x="2.1628in" svg:y="4.03272in" svg:width="0.87926in" svg:height="0.8485in" style:rel-width="scale" style:rel-height="scale">
              <draw:image xlink:href="media/image1.png" xlink:type="simple" xlink:show="embed" xlink:actuate="onLoad"/>
              <svg:title/>
              <svg:desc/>
            </draw:frame>
            <draw:custom-shape svg:x="1.21701in" svg:y="2.82118in" svg:width="2.96007in" svg:height="1.59201in" draw:id="id70" draw:style-name="a386" draw:name="17 Rectángulo">
              <svg:title/>
              <svg:desc/>
              <text:p text:style-name="a368" text:class-names="" text:cond-style-name=""><text:span text:style-name="a366" text:class-names="">NOMBRE<text:s text:c="1"/></text:span><text:span text:style-name="a367" text:class-names=""/></text:p>
              <text:p text:style-name="a371" text:class-names="" text:cond-style-name=""><text:span text:style-name="a369" text:class-names="">DEL EMPLEADO</text:span><text:span text:style-name="a370" text:class-names=""/></text:p>
              <text:p text:style-name="a373" text:class-names="" text:cond-style-name=""><text:span text:style-name="a372" text:class-names=""/></text:p>
              <text:p text:style-name="a377" text:class-names="" text:cond-style-name=""><text:span text:style-name="a374" text:class-names="">C.C.<text:s text:c="1"/></text:span><text:span text:style-name="a375" text:class-names="">X.XXX.XXX.XXX</text:span><text:span text:style-name="a376" text:class-names=""/></text:p>
              <text:p text:style-name="a381" text:class-names="" text:cond-style-name=""><text:span text:style-name="a378" text:class-names="">GRUPO SANGUINEO<text:s text:c="1"/></text:span><text:span text:style-name="a379" text:class-names="">X</text:span><text:span text:style-name="a380" text:class-names=""/></text:p>
              <text:p text:style-name="a383" text:class-names="" text:cond-style-name=""><text:span text:style-name="a382" text:class-names=""/></text:p>
              <text:p text:style-name="a385" text:class-names="" text:cond-style-name=""><text:span text:style-name="a3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66" draw:style-name="a358" draw:name="11 Imagen" svg:x="1.60076in" svg:y="4.99111in" svg:width="2.00335in" svg:height="0.53201in" style:rel-width="scale" style:rel-height="scale">
            <draw:image xlink:href="media/image1.png" xlink:type="simple" xlink:show="embed" xlink:actuate="onLoad"/>
            <svg:title/>
            <svg:desc/>
          </draw:frame>
        </draw:g>
      </draw:page>
      <draw:page draw:name="Slide3" draw:style-name="a402" draw:master-page-name="Master1-Layout2-obj-Título-y-objetos" presentation:presentation-page-layout-name="Master1-PPL2" draw:id="Slide-258">
        <draw:frame draw:id="id74" draw:style-name="a403" draw:name="Picture 2" svg:x="3.18878in" svg:y="0.67879in" svg:width="3.0625in" svg:height="3.4375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04" draw:name="Picture 3" svg:x="2.55878in" svg:y="4.48456in" svg:width="4.85417in" svg:height="0.60417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0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3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seño-Carnet-" style:page-layout-name="pageLayout1" draw:style-name="a0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3 Marcador de fecha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/03/2015</text:date></text:span></text:p>
        </draw:text-box>
        <svg:title/>
        <svg:desc/>
      </draw:frame>
      <draw:frame draw:id="id3" presentation:style-name="a28" draw:name="4 Marcador de pie de página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5 Marcador de número de diapositiva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1 Título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2 Subtítulo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Haga clic para modificar el estilo de subtítulo del patrón</text:span><text:span text:style-name="a38" text:class-names=""/></text:p>
        </draw:text-box>
        <svg:title/>
        <svg:desc/>
      </draw:frame>
      <draw:frame draw:id="id7" presentation:style-name="a44" draw:name="3 Marcador de fecha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4/03/2015</text:date></text:span></text:p>
        </draw:text-box>
        <svg:title/>
        <svg:desc/>
      </draw:frame>
      <draw:frame draw:id="id8" presentation:style-name="a47" draw:name="4 Marcador de pie de página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5 Marcador de número de diapositiva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1 Título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2 Marcador de contenido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Haga clic para modificar el estilo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3 Marcador de fecha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4/03/2015</text:date></text:span></text:p>
        </draw:text-box>
        <svg:title/>
        <svg:desc/>
      </draw:frame>
      <draw:frame draw:id="id13" presentation:style-name="a79" draw:name="4 Marcador de pie de página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5 Marcador de número de diapositiva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1 Título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2 Marcador de texto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95" draw:name="3 Marcador de fecha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4/03/2015</text:date></text:span></text:p>
        </draw:text-box>
        <svg:title/>
        <svg:desc/>
      </draw:frame>
      <draw:frame draw:id="id18" presentation:style-name="a98" draw:name="4 Marcador de pie de página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5 Marcador de número de diapositiva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1 Título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2 Marcador de contenido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3 Marcador de contenido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el estilo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3 Marcador de fecha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4/03/2015</text:date></text:span></text:p>
        </draw:text-box>
        <svg:title/>
        <svg:desc/>
      </draw:frame>
      <draw:frame draw:id="id24" presentation:style-name="a147" draw:name="4 Marcador de pie de página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5 Marcador de número de diapositiva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5" draw:name="1 Título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Haga clic para modificar el estilo de título del patrón</text:span><text:span text:style-name="a153" text:class-names=""/></text:p>
        </draw:text-box>
        <svg:title/>
        <svg:desc/>
      </draw:frame>
      <draw:frame draw:id="id27" presentation:style-name="a159" draw:name="2 Marcador de texto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76" draw:name="3 Marcador de contenido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Haga clic para modificar el estilo de texto del patró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4 Marcador de texto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7" draw:name="5 Marcador de contenido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Haga clic para modificar el estilo de texto del patró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i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i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3 Marcador de fecha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4/03/2015</text:date></text:span></text:p>
        </draw:text-box>
        <svg:title/>
        <svg:desc/>
      </draw:frame>
      <draw:frame draw:id="id32" presentation:style-name="a204" draw:name="4 Marcador de pie de página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5 Marcador de número de diapositiva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ólo-el-título" style:page-layout-name="pageLayout1" draw:style-name="a208">
      <draw:frame draw:id="id34" presentation:style-name="a212" draw:name="1 Título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Haga clic para modificar el estilo de título del patrón</text:span><text:span text:style-name="a210" text:class-names=""/></text:p>
        </draw:text-box>
        <svg:title/>
        <svg:desc/>
      </draw:frame>
      <draw:frame draw:id="id35" presentation:style-name="a216" draw:name="3 Marcador de fecha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4/03/2015</text:date></text:span></text:p>
        </draw:text-box>
        <svg:title/>
        <svg:desc/>
      </draw:frame>
      <draw:frame draw:id="id36" presentation:style-name="a219" draw:name="4 Marcador de pie de página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5 Marcador de número de diapositiva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7" draw:name="3 Marcador de fecha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4/03/2015</text:date></text:span></text:p>
        </draw:text-box>
        <svg:title/>
        <svg:desc/>
      </draw:frame>
      <draw:frame draw:id="id39" presentation:style-name="a230" draw:name="4 Marcador de pie de página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5 Marcador de número de diapositiva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34">
      <draw:frame draw:id="id41" presentation:style-name="a238" draw:name="1 Título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42" presentation:style-name="a255" draw:name="2 Marcador de contenido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Haga clic para modificar el estilo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3 Marcador de texto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63" draw:name="3 Marcador de fecha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4/03/2015</text:date></text:span></text:p>
        </draw:text-box>
        <svg:title/>
        <svg:desc/>
      </draw:frame>
      <draw:frame draw:id="id45" presentation:style-name="a266" draw:name="4 Marcador de pie de página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5 Marcador de número de diapositiva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70">
      <draw:frame draw:id="id47" presentation:style-name="a274" draw:name="1 Título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Haga clic para modificar el estilo de título del patrón</text:span><text:span text:style-name="a272" text:class-names=""/></text:p>
        </draw:text-box>
        <svg:title/>
        <svg:desc/>
      </draw:frame>
      <draw:frame draw:id="id48" presentation:style-name="a278" draw:name="2 Marcador de posición de imagen" svg:x="1.96007in" svg:y="0.67014in" svg:width="6in" svg:height="4.5in" presentation:class="graphic" presentation:placeholder="false">
        <draw:text-box>
          <text:p text:style-name="a277" text:class-names="" text:cond-style-name=""><text:span text:style-name="a275" text:class-names="">Haga clic en el icono para agregar una imagen</text:span><text:span text:style-name="a276" text:class-names=""/></text:p>
        </draw:text-box>
        <svg:title/>
        <svg:desc/>
      </draw:frame>
      <draw:frame draw:id="id49" presentation:style-name="a282" draw:name="3 Marcador de texto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86" draw:name="3 Marcador de fecha" svg:x="0.5in" svg:y="6.95139in" svg:width="2.3333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4/03/2015</text:date></text:span></text:p>
        </draw:text-box>
        <svg:title/>
        <svg:desc/>
      </draw:frame>
      <draw:frame draw:id="id51" presentation:style-name="a289" draw:name="4 Marcador de pie de página" svg:x="3.41667in" svg:y="6.95139in" svg:width="3.16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5 Marcador de número de diapositiva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93">
      <draw:frame draw:id="id53" presentation:style-name="a297" draw:name="1 Título" svg:x="0.5in" svg:y="0.30035in" svg:width="9in" svg:height="1.25in" presentation:class="title" presentation:placeholder="false">
        <draw:text-box>
          <text:p text:style-name="a296" text:class-names="" text:cond-style-name=""><text:span text:style-name="a294" text:class-names="">Haga clic para modificar el estilo de título del patrón</text:span><text:span text:style-name="a295" text:class-names=""/></text:p>
        </draw:text-box>
        <svg:title/>
        <svg:desc/>
      </draw:frame>
      <draw:frame draw:id="id54" presentation:style-name="a314" draw:name="2 Marcador de texto vertical" svg:x="0.5in" svg:y="1.75in" svg:width="9in" svg:height="4.94965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Haga clic para modificar el estilo de texto del patró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gundo ni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Quinto ni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3 Marcador de fecha" svg:x="0.5in" svg:y="6.95139in" svg:width="2.3333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4/03/2015</text:date></text:span></text:p>
        </draw:text-box>
        <svg:title/>
        <svg:desc/>
      </draw:frame>
      <draw:frame draw:id="id56" presentation:style-name="a321" draw:name="4 Marcador de pie de página" svg:x="3.41667in" svg:y="6.95139in" svg:width="3.16667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5 Marcador de número de diapositiva" svg:x="7.16667in" svg:y="6.95139in" svg:width="2.3333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25">
      <draw:frame draw:id="id58" presentation:style-name="a329" draw:name="1 Título vertical" svg:x="7.25in" svg:y="0.30035in" svg:width="2.25in" svg:height="6.39931in" presentation:class="title" presentation:placeholder="false">
        <draw:text-box>
          <text:p text:style-name="a328" text:class-names="" text:cond-style-name=""><text:span text:style-name="a326" text:class-names="">Haga clic para modificar el estilo de título del patrón</text:span><text:span text:style-name="a327" text:class-names=""/></text:p>
        </draw:text-box>
        <svg:title/>
        <svg:desc/>
      </draw:frame>
      <draw:frame draw:id="id59" presentation:style-name="a346" draw:name="2 Marcador de texto vertical" svg:x="0.5in" svg:y="0.30035in" svg:width="6.58333in" svg:height="6.3993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Haga clic para modificar el estilo de texto del patró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i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i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3 Marcador de fecha" svg:x="0.5in" svg:y="6.95139in" svg:width="2.3333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4/03/2015</text:date></text:span></text:p>
        </draw:text-box>
        <svg:title/>
        <svg:desc/>
      </draw:frame>
      <draw:frame draw:id="id61" presentation:style-name="a353" draw:name="4 Marcador de pie de página" svg:x="3.41667in" svg:y="6.95139in" svg:width="3.16667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5 Marcador de número de diapositiva" svg:x="7.16667in" svg:y="6.95139in" svg:width="2.3333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Andrea</meta:initial-creator>
    <dc:creator>mroman</dc:creator>
    <meta:creation-date>2014-06-13T13:37:13Z</meta:creation-date>
    <dc:date>2015-03-24T21:38:16Z</dc:date>
    <meta:template xlink:href="Diseño%20Carnet%20" xlink:type="simple"/>
    <meta:editing-cycles>1</meta:editing-cycles>
    <meta:editing-duration>PT130S</meta:editing-duration>
    <meta:document-statistic meta:paragraph-count="11" meta:word-count="52"/>
  </office:meta>
</office:document-meta>
</file>